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80000040FD85E63FC.png"/>
  <manifest:file-entry manifest:media-type="image/png" manifest:full-path="Pictures/10000201000002E80000040F35C7DFFC.png"/>
  <manifest:file-entry manifest:media-type="image/png" manifest:full-path="Pictures/10000201000002E80000040F93973B3D.png"/>
  <manifest:file-entry manifest:media-type="image/png" manifest:full-path="Pictures/10000201000002E80000040F83C917FD.png"/>
  <manifest:file-entry manifest:media-type="image/png" manifest:full-path="Pictures/10000201000002E80000040FCC9F234D.png"/>
  <manifest:file-entry manifest:media-type="image/png" manifest:full-path="Pictures/10000201000002E80000040FB1D6C8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499cm" svg:y="1cm" svg:width="6.299cm" svg:height="8.797cm" draw:z-index="0"><draw:image xlink:href="Pictures/10000201000002E80000040F93973B3D.png" xlink:type="simple" xlink:show="embed" xlink:actuate="onLoad"/></draw:frame><draw:frame draw:style-name="fr1" draw:name="Image2" text:anchor-type="paragraph" svg:x="12.002cm" svg:y="1cm" svg:width="6.299cm" svg:height="8.797cm" draw:z-index="1"><draw:image xlink:href="Pictures/10000201000002E80000040F93973B3D.png" xlink:type="simple" xlink:show="embed" xlink:actuate="onLoad"/></draw:frame><draw:frame draw:style-name="fr1" draw:name="Image3" text:anchor-type="paragraph" svg:x="2.499cm" svg:y="10.5cm" svg:width="6.299cm" svg:height="8.797cm" draw:z-index="2"><draw:image xlink:href="Pictures/10000201000002E80000040F93973B3D.png" xlink:type="simple" xlink:show="embed" xlink:actuate="onLoad"/></draw:frame><draw:frame draw:style-name="fr1" draw:name="Image4" text:anchor-type="paragraph" svg:x="12.002cm" svg:y="10.5cm" svg:width="6.299cm" svg:height="8.797cm" draw:z-index="3"><draw:image xlink:href="Pictures/10000201000002E80000040F93973B3D.png" xlink:type="simple" xlink:show="embed" xlink:actuate="onLoad"/></draw:frame><draw:frame draw:style-name="fr1" draw:name="Image5" text:anchor-type="paragraph" svg:x="2.499cm" svg:y="20.001cm" svg:width="6.299cm" svg:height="8.797cm" draw:z-index="4"><draw:image xlink:href="Pictures/10000201000002E80000040FCC9F234D.png" xlink:type="simple" xlink:show="embed" xlink:actuate="onLoad"/></draw:frame><draw:frame draw:style-name="fr1" draw:name="Image6" text:anchor-type="paragraph" svg:x="12.002cm" svg:y="20.001cm" svg:width="6.299cm" svg:height="8.797cm" draw:z-index="5"><draw:image xlink:href="Pictures/10000201000002E80000040FCC9F234D.png" xlink:type="simple" xlink:show="embed" xlink:actuate="onLoad"/></draw:frame></text:p>
      <text:p text:style-name="P1"><draw:frame draw:style-name="fr1" draw:name="Image11" text:anchor-type="paragraph" svg:x="2.499cm" svg:y="20.001cm" svg:width="6.299cm" svg:height="8.797cm" draw:z-index="10"><draw:image xlink:href="Pictures/10000201000002E80000040F35C7DFFC.png" xlink:type="simple" xlink:show="embed" xlink:actuate="onLoad"/></draw:frame><draw:frame draw:style-name="fr1" draw:name="Image10" text:anchor-type="paragraph" svg:x="12.002cm" svg:y="10.5cm" svg:width="6.299cm" svg:height="8.797cm" draw:z-index="9"><draw:image xlink:href="Pictures/10000201000002E80000040F35C7DFFC.png" xlink:type="simple" xlink:show="embed" xlink:actuate="onLoad"/></draw:frame><draw:frame draw:style-name="fr1" draw:name="Image9" text:anchor-type="paragraph" svg:x="2.499cm" svg:y="10.5cm" svg:width="6.299cm" svg:height="8.797cm" draw:z-index="8"><draw:image xlink:href="Pictures/10000201000002E80000040F35C7DFFC.png" xlink:type="simple" xlink:show="embed" xlink:actuate="onLoad"/></draw:frame><draw:frame draw:style-name="fr1" draw:name="Image8" text:anchor-type="paragraph" svg:x="12.002cm" svg:y="1cm" svg:width="6.299cm" svg:height="8.797cm" draw:z-index="7"><draw:image xlink:href="Pictures/10000201000002E80000040FCC9F234D.png" xlink:type="simple" xlink:show="embed" xlink:actuate="onLoad"/></draw:frame><draw:frame draw:style-name="fr1" draw:name="Image7" text:anchor-type="paragraph" svg:x="2.499cm" svg:y="1cm" svg:width="6.299cm" svg:height="8.797cm" draw:z-index="6"><draw:image xlink:href="Pictures/10000201000002E80000040FCC9F234D.png" xlink:type="simple" xlink:show="embed" xlink:actuate="onLoad"/></draw:frame><draw:frame draw:style-name="fr1" draw:name="images5" text:anchor-type="paragraph" svg:x="12.002cm" svg:y="20.001cm" svg:width="6.299cm" svg:height="8.797cm" draw:z-index="15"><draw:image xlink:href="Pictures/10000201000002E80000040F35C7DFFC.png" xlink:type="simple" xlink:show="embed" xlink:actuate="onLoad"/></draw:frame></text:p>
      <text:p text:style-name="P1"><draw:frame draw:style-name="fr1" draw:name="images1" text:anchor-type="paragraph" svg:x="2.499cm" svg:y="1cm" svg:width="6.299cm" svg:height="8.797cm" draw:z-index="11"><draw:image xlink:href="Pictures/10000201000002E80000040F35C7DFFC.png" xlink:type="simple" xlink:show="embed" xlink:actuate="onLoad"/></draw:frame><draw:frame draw:style-name="fr1" draw:name="images6" text:anchor-type="paragraph" svg:x="12.002cm" svg:y="20.001cm" svg:width="6.299cm" svg:height="8.797cm" draw:z-index="16"><draw:image xlink:href="Pictures/10000201000002E80000040F83C917FD.png" xlink:type="simple" xlink:show="embed" xlink:actuate="onLoad"/></draw:frame><draw:frame draw:style-name="fr1" draw:name="images10" text:anchor-type="paragraph" svg:x="12.002cm" svg:y="1cm" svg:width="6.299cm" svg:height="8.797cm" draw:z-index="19"><draw:image xlink:href="Pictures/10000201000002E80000040F35C7DFFC.png" xlink:type="simple" xlink:show="embed" xlink:actuate="onLoad"/></draw:frame><draw:frame draw:style-name="fr1" draw:name="images9" text:anchor-type="paragraph" svg:x="2.499cm" svg:y="10.5cm" svg:width="6.299cm" svg:height="8.797cm" draw:z-index="23"><draw:image xlink:href="Pictures/10000201000002E80000040F35C7DFFC.png" xlink:type="simple" xlink:show="embed" xlink:actuate="onLoad"/></draw:frame><draw:frame draw:style-name="fr1" draw:name="images17" text:anchor-type="paragraph" svg:x="12.002cm" svg:y="10.5cm" svg:width="6.299cm" svg:height="8.797cm" draw:z-index="27"><draw:image xlink:href="Pictures/10000201000002E80000040F35C7DFFC.png" xlink:type="simple" xlink:show="embed" xlink:actuate="onLoad"/></draw:frame><draw:frame draw:style-name="fr1" draw:name="images21" text:anchor-type="paragraph" svg:x="2.499cm" svg:y="20.001cm" svg:width="6.299cm" svg:height="8.797cm" draw:z-index="31"><draw:image xlink:href="Pictures/10000201000002E80000040F83C917FD.png" xlink:type="simple" xlink:show="embed" xlink:actuate="onLoad"/></draw:frame></text:p>
      <text:p text:style-name="P1"><draw:frame draw:style-name="fr1" draw:name="images2" text:anchor-type="paragraph" svg:x="2.499cm" svg:y="1cm" svg:width="6.299cm" svg:height="8.797cm" draw:z-index="12"><draw:image xlink:href="Pictures/10000201000002E80000040F83C917FD.png" xlink:type="simple" xlink:show="embed" xlink:actuate="onLoad"/></draw:frame><draw:frame draw:style-name="fr1" draw:name="images7" text:anchor-type="paragraph" svg:x="12.002cm" svg:y="20.001cm" svg:width="6.299cm" svg:height="8.797cm" draw:z-index="17"><draw:image xlink:href="Pictures/10000201000002E80000040F83C917FD.png" xlink:type="simple" xlink:show="embed" xlink:actuate="onLoad"/></draw:frame><draw:frame draw:style-name="fr1" draw:name="images11" text:anchor-type="paragraph" svg:x="12.002cm" svg:y="1cm" svg:width="6.299cm" svg:height="8.797cm" draw:z-index="20"><draw:image xlink:href="Pictures/10000201000002E80000040F83C917FD.png" xlink:type="simple" xlink:show="embed" xlink:actuate="onLoad"/></draw:frame><draw:frame draw:style-name="fr1" draw:name="images14" text:anchor-type="paragraph" svg:x="2.499cm" svg:y="10.5cm" svg:width="6.299cm" svg:height="8.797cm" draw:z-index="24"><draw:image xlink:href="Pictures/10000201000002E80000040F83C917FD.png" xlink:type="simple" xlink:show="embed" xlink:actuate="onLoad"/></draw:frame><draw:frame draw:style-name="fr1" draw:name="images18" text:anchor-type="paragraph" svg:x="12.002cm" svg:y="10.5cm" svg:width="6.299cm" svg:height="8.797cm" draw:z-index="28"><draw:image xlink:href="Pictures/10000201000002E80000040F83C917FD.png" xlink:type="simple" xlink:show="embed" xlink:actuate="onLoad"/></draw:frame><draw:frame draw:style-name="fr1" draw:name="images22" text:anchor-type="paragraph" svg:x="2.499cm" svg:y="20.001cm" svg:width="6.299cm" svg:height="8.797cm" draw:z-index="32"><draw:image xlink:href="Pictures/10000201000002E80000040F83C917FD.png" xlink:type="simple" xlink:show="embed" xlink:actuate="onLoad"/></draw:frame></text:p>
      <text:p text:style-name="P1"><draw:frame draw:style-name="fr1" draw:name="images3" text:anchor-type="paragraph" svg:x="2.499cm" svg:y="1cm" svg:width="6.299cm" svg:height="8.797cm" draw:z-index="13"><draw:image xlink:href="Pictures/10000201000002E80000040FB1D6C812.png" xlink:type="simple" xlink:show="embed" xlink:actuate="onLoad"/></draw:frame><draw:frame draw:style-name="fr1" draw:name="images8" text:anchor-type="paragraph" svg:x="12.002cm" svg:y="20.001cm" svg:width="6.299cm" svg:height="8.797cm" draw:z-index="18"><draw:image xlink:href="Pictures/10000201000002E80000040FD85E63FC.png" xlink:type="simple" xlink:show="embed" xlink:actuate="onLoad"/></draw:frame><draw:frame draw:style-name="fr1" draw:name="images12" text:anchor-type="paragraph" svg:x="12.002cm" svg:y="1cm" svg:width="6.299cm" svg:height="8.797cm" draw:z-index="21"><draw:image xlink:href="Pictures/10000201000002E80000040FB1D6C812.png" xlink:type="simple" xlink:show="embed" xlink:actuate="onLoad"/></draw:frame><draw:frame draw:style-name="fr1" draw:name="images15" text:anchor-type="paragraph" svg:x="2.499cm" svg:y="10.5cm" svg:width="6.299cm" svg:height="8.797cm" draw:z-index="25"><draw:image xlink:href="Pictures/10000201000002E80000040FB1D6C812.png" xlink:type="simple" xlink:show="embed" xlink:actuate="onLoad"/></draw:frame><draw:frame draw:style-name="fr1" draw:name="images19" text:anchor-type="paragraph" svg:x="12.002cm" svg:y="10.5cm" svg:width="6.299cm" svg:height="8.797cm" draw:z-index="29"><draw:image xlink:href="Pictures/10000201000002E80000040FB1D6C812.png" xlink:type="simple" xlink:show="embed" xlink:actuate="onLoad"/></draw:frame><draw:frame draw:style-name="fr1" draw:name="images23" text:anchor-type="paragraph" svg:x="2.499cm" svg:y="20.001cm" svg:width="6.299cm" svg:height="8.797cm" draw:z-index="33"><draw:image xlink:href="Pictures/10000201000002E80000040FD85E63FC.png" xlink:type="simple" xlink:show="embed" xlink:actuate="onLoad"/></draw:frame></text:p>
      <text:p text:style-name="P1"><draw:frame draw:style-name="fr1" draw:name="images4" text:anchor-type="paragraph" svg:x="2.499cm" svg:y="1cm" svg:width="6.299cm" svg:height="8.797cm" draw:z-index="14"><draw:image xlink:href="Pictures/10000201000002E80000040FD85E63FC.png" xlink:type="simple" xlink:show="embed" xlink:actuate="onLoad"/></draw:frame><draw:frame draw:style-name="fr1" draw:name="images13" text:anchor-type="paragraph" svg:x="12.002cm" svg:y="1cm" svg:width="6.299cm" svg:height="8.797cm" draw:z-index="22"><draw:image xlink:href="Pictures/10000201000002E80000040FD85E63FC.png" xlink:type="simple" xlink:show="embed" xlink:actuate="onLoad"/></draw:frame><draw:frame draw:style-name="fr1" draw:name="images16" text:anchor-type="paragraph" svg:x="2.499cm" svg:y="10.5cm" svg:width="6.299cm" svg:height="8.797cm" draw:z-index="26"><draw:image xlink:href="Pictures/10000201000002E80000040FD85E63FC.png" xlink:type="simple" xlink:show="embed" xlink:actuate="onLoad"/></draw:frame><draw:frame draw:style-name="fr1" draw:name="images20" text:anchor-type="paragraph" svg:x="12.002cm" svg:y="10.5cm" svg:width="6.299cm" svg:height="8.797cm" draw:z-index="30"><draw:image xlink:href="Pictures/10000201000002E80000040FD85E63FC.png" xlink:type="simple" xlink:show="embed" xlink:actuate="onLoad"/></draw:frame><draw:frame draw:style-name="fr1" draw:name="images24" text:anchor-type="paragraph" svg:x="2.499cm" svg:y="20.001cm" svg:width="6.299cm" svg:height="8.797cm" draw:z-index="34"><draw:image xlink:href="Pictures/10000201000002E80000040FD85E63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4T11:06:17.974092222</meta:creation-date>
    <meta:editing-cycles>5</meta:editing-cycles>
    <meta:editing-duration>PT16M12S</meta:editing-duration>
    <dc:date>2019-04-16T15:18:58.33</dc:date>
    <meta:generator>OpenOffice/4.1.5$Win32 OpenOffice.org_project/415m1$Build-9789</meta:generator>
    <dc:creator>Fantin Reichler</dc:creator>
    <meta:document-statistic meta:table-count="0" meta:image-count="35" meta:object-count="0" meta:page-count="6" meta:paragraph-count="0" meta:word-count="0" meta:character-count="0"/>
  </office:meta>
</office:document-meta>
</file>